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4.1098in"/>
    </style:style>
    <style:style style:name="co3" style:family="table-column">
      <style:table-column-properties fo:break-before="auto" style:column-width="4.8173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Question</text:p>
          </table:table-cell>
          <table:table-cell office:value-type="string">
            <text:p>Resource</text:p>
          </table:table-cell>
          <table:table-cell office:value-type="string">
            <text:p>Options</text:p>
          </table:table-cell>
          <table:table-cell table:number-columns-repeated="4"/>
          <table:table-cell office:value-type="string">
            <text:p>Perturb?</text:p>
          </table:table-cell>
          <table:table-cell office:value-type="string">
            <text:p>Exclusive?</text:p>
          </table:table-cell>
          <table:table-cell office:value-type="string">
            <text:p>Ordered?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Aps.mp3</text:p>
          </table:table-cell>
          <table:table-cell table:formula="of:=CONCATENATE(&quot;[&quot;&quot;&quot;; RIGHT([.E2]; LEN([.E2])-1); &quot;&quot;&quot;;&quot;&quot;&quot;; [.F2]; &quot;&quot;&quot;;&quot;&quot;&quot;; [.G2]; &quot;&quot;&quot;;&quot;&quot;&quot;; LEFT([.H2]; LEN([.H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Ab.mp3</text:p>
          </table:table-cell>
          <table:table-cell table:formula="of:=CONCATENATE(&quot;[&quot;&quot;&quot;; RIGHT([.E3]; LEN([.E3])-1); &quot;&quot;&quot;;&quot;&quot;&quot;; [.F3]; &quot;&quot;&quot;;&quot;&quot;&quot;; [.G3]; &quot;&quot;&quot;;&quot;&quot;&quot;; LEFT([.H3]; LEN([.H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@sAIb.mp3</text:p>
          </table:table-cell>
          <table:table-cell table:formula="of:=CONCATENATE(&quot;[&quot;&quot;&quot;; RIGHT([.E4]; LEN([.E4])-1); &quot;&quot;&quot;;&quot;&quot;&quot;; [.F4]; &quot;&quot;&quot;;&quot;&quot;&quot;; [.G4]; &quot;&quot;&quot;;&quot;&quot;&quot;; LEFT([.H4]; LEN([.H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AIb.mp3</text:p>
          </table:table-cell>
          <table:table-cell table:formula="of:=CONCATENATE(&quot;[&quot;&quot;&quot;; RIGHT([.E5]; LEN([.E5])-1); &quot;&quot;&quot;;&quot;&quot;&quot;; [.F5]; &quot;&quot;&quot;;&quot;&quot;&quot;; [.G5]; &quot;&quot;&quot;;&quot;&quot;&quot;; LEFT([.H5]; LEN([.H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Eb.mp3</text:p>
          </table:table-cell>
          <table:table-cell table:formula="of:=CONCATENATE(&quot;[&quot;&quot;&quot;; RIGHT([.E6]; LEN([.E6])-1); &quot;&quot;&quot;;&quot;&quot;&quot;; [.F6]; &quot;&quot;&quot;;&quot;&quot;&quot;; [.G6]; &quot;&quot;&quot;;&quot;&quot;&quot;; LEFT([.H6]; LEN([.H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EIb.mp3</text:p>
          </table:table-cell>
          <table:table-cell table:formula="of:=CONCATENATE(&quot;[&quot;&quot;&quot;; RIGHT([.E7]; LEN([.E7])-1); &quot;&quot;&quot;;&quot;&quot;&quot;; [.F7]; &quot;&quot;&quot;;&quot;&quot;&quot;; [.G7]; &quot;&quot;&quot;;&quot;&quot;&quot;; LEFT([.H7]; LEN([.H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@sib.mp3</text:p>
          </table:table-cell>
          <table:table-cell table:formula="of:=CONCATENATE(&quot;[&quot;&quot;&quot;; RIGHT([.E8]; LEN([.E8])-1); &quot;&quot;&quot;;&quot;&quot;&quot;; [.F8]; &quot;&quot;&quot;;&quot;&quot;&quot;; [.G8]; &quot;&quot;&quot;;&quot;&quot;&quot;; LEFT([.H8]; LEN([.H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ib.mp3</text:p>
          </table:table-cell>
          <table:table-cell table:formula="of:=CONCATENATE(&quot;[&quot;&quot;&quot;; RIGHT([.E9]; LEN([.E9])-1); &quot;&quot;&quot;;&quot;&quot;&quot;; [.F9]; &quot;&quot;&quot;;&quot;&quot;&quot;; [.G9]; &quot;&quot;&quot;;&quot;&quot;&quot;; LEFT([.H9]; LEN([.H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{p.mp3</text:p>
          </table:table-cell>
          <table:table-cell table:formula="of:=CONCATENATE(&quot;[&quot;&quot;&quot;; RIGHT([.E10]; LEN([.E10])-1); &quot;&quot;&quot;;&quot;&quot;&quot;; [.F10]; &quot;&quot;&quot;;&quot;&quot;&quot;; [.G10]; &quot;&quot;&quot;;&quot;&quot;&quot;; LEFT([.H10]; LEN([.H1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@Ub.mp3</text:p>
          </table:table-cell>
          <table:table-cell table:formula="of:=CONCATENATE(&quot;[&quot;&quot;&quot;; RIGHT([.E11]; LEN([.E11])-1); &quot;&quot;&quot;;&quot;&quot;&quot;; [.F11]; &quot;&quot;&quot;;&quot;&quot;&quot;; [.G11]; &quot;&quot;&quot;;&quot;&quot;&quot;; LEFT([.H11]; LEN([.H1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Ub.mp3</text:p>
          </table:table-cell>
          <table:table-cell table:formula="of:=CONCATENATE(&quot;[&quot;&quot;&quot;; RIGHT([.E12]; LEN([.E12])-1); &quot;&quot;&quot;;&quot;&quot;&quot;; [.F12]; &quot;&quot;&quot;;&quot;&quot;&quot;; [.G12]; &quot;&quot;&quot;;&quot;&quot;&quot;; LEFT([.H12]; LEN([.H1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Ub.mp3 (Case Conflict 1)</text:p>
          </table:table-cell>
          <table:table-cell table:formula="of:=CONCATENATE(&quot;[&quot;&quot;&quot;; RIGHT([.E13]; LEN([.E13])-1); &quot;&quot;&quot;;&quot;&quot;&quot;; [.F13]; &quot;&quot;&quot;;&quot;&quot;&quot;; [.G13]; &quot;&quot;&quot;;&quot;&quot;&quot;; LEFT([.H13]; LEN([.H1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@sUp.mp3</text:p>
          </table:table-cell>
          <table:table-cell table:formula="of:=CONCATENATE(&quot;[&quot;&quot;&quot;; RIGHT([.E14]; LEN([.E14])-1); &quot;&quot;&quot;;&quot;&quot;&quot;; [.F14]; &quot;&quot;&quot;;&quot;&quot;&quot;; [.G14]; &quot;&quot;&quot;;&quot;&quot;&quot;; LEFT([.H14]; LEN([.H1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Up.mp3</text:p>
          </table:table-cell>
          <table:table-cell table:formula="of:=CONCATENATE(&quot;[&quot;&quot;&quot;; RIGHT([.E15]; LEN([.E15])-1); &quot;&quot;&quot;;&quot;&quot;&quot;; [.F15]; &quot;&quot;&quot;;&quot;&quot;&quot;; [.G15]; &quot;&quot;&quot;;&quot;&quot;&quot;; LEFT([.H15]; LEN([.H1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Vb.mp3</text:p>
          </table:table-cell>
          <table:table-cell table:formula="of:=CONCATENATE(&quot;[&quot;&quot;&quot;; RIGHT([.E16]; LEN([.E16])-1); &quot;&quot;&quot;;&quot;&quot;&quot;; [.F16]; &quot;&quot;&quot;;&quot;&quot;&quot;; [.G16]; &quot;&quot;&quot;;&quot;&quot;&quot;; LEFT([.H16]; LEN([.H1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sVp.mp3</text:p>
          </table:table-cell>
          <table:table-cell table:formula="of:=CONCATENATE(&quot;[&quot;&quot;&quot;; RIGHT([.E17]; LEN([.E17])-1); &quot;&quot;&quot;;&quot;&quot;&quot;; [.F17]; &quot;&quot;&quot;;&quot;&quot;&quot;; [.G17]; &quot;&quot;&quot;;&quot;&quot;&quot;; LEFT([.H17]; LEN([.H1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up.mp3</text:p>
          </table:table-cell>
          <table:table-cell table:formula="of:=CONCATENATE(&quot;[&quot;&quot;&quot;; RIGHT([.E18]; LEN([.E18])-1); &quot;&quot;&quot;;&quot;&quot;&quot;; [.F18]; &quot;&quot;&quot;;&quot;&quot;&quot;; [.G18]; &quot;&quot;&quot;;&quot;&quot;&quot;; LEFT([.H18]; LEN([.H1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kVb.mp3</text:p>
          </table:table-cell>
          <table:table-cell table:formula="of:=CONCATENATE(&quot;[&quot;&quot;&quot;; RIGHT([.E19]; LEN([.E19])-1); &quot;&quot;&quot;;&quot;&quot;&quot;; [.F19]; &quot;&quot;&quot;;&quot;&quot;&quot;; [.G19]; &quot;&quot;&quot;;&quot;&quot;&quot;; LEFT([.H19]; LEN([.H1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@kAb.mp3</text:p>
          </table:table-cell>
          <table:table-cell table:formula="of:=CONCATENATE(&quot;[&quot;&quot;&quot;; RIGHT([.E20]; LEN([.E20])-1); &quot;&quot;&quot;;&quot;&quot;&quot;; [.F20]; &quot;&quot;&quot;;&quot;&quot;&quot;; [.G20]; &quot;&quot;&quot;;&quot;&quot;&quot;; LEFT([.H20]; LEN([.H2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Ab.mp3</text:p>
          </table:table-cell>
          <table:table-cell table:formula="of:=CONCATENATE(&quot;[&quot;&quot;&quot;; RIGHT([.E21]; LEN([.E21])-1); &quot;&quot;&quot;;&quot;&quot;&quot;; [.F21]; &quot;&quot;&quot;;&quot;&quot;&quot;; [.G21]; &quot;&quot;&quot;;&quot;&quot;&quot;; LEFT([.H21]; LEN([.H2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AIb.mp3</text:p>
          </table:table-cell>
          <table:table-cell table:formula="of:=CONCATENATE(&quot;[&quot;&quot;&quot;; RIGHT([.E22]; LEN([.E22])-1); &quot;&quot;&quot;;&quot;&quot;&quot;; [.F22]; &quot;&quot;&quot;;&quot;&quot;&quot;; [.G22]; &quot;&quot;&quot;;&quot;&quot;&quot;; LEFT([.H22]; LEN([.H2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Eb.mp3</text:p>
          </table:table-cell>
          <table:table-cell table:formula="of:=CONCATENATE(&quot;[&quot;&quot;&quot;; RIGHT([.E23]; LEN([.E23])-1); &quot;&quot;&quot;;&quot;&quot;&quot;; [.F23]; &quot;&quot;&quot;;&quot;&quot;&quot;; [.G23]; &quot;&quot;&quot;;&quot;&quot;&quot;; LEFT([.H23]; LEN([.H2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EIb.mp3</text:p>
          </table:table-cell>
          <table:table-cell table:formula="of:=CONCATENATE(&quot;[&quot;&quot;&quot;; RIGHT([.E24]; LEN([.E24])-1); &quot;&quot;&quot;;&quot;&quot;&quot;; [.F24]; &quot;&quot;&quot;;&quot;&quot;&quot;; [.G24]; &quot;&quot;&quot;;&quot;&quot;&quot;; LEFT([.H24]; LEN([.H2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ib.mp3</text:p>
          </table:table-cell>
          <table:table-cell table:formula="of:=CONCATENATE(&quot;[&quot;&quot;&quot;; RIGHT([.E25]; LEN([.E25])-1); &quot;&quot;&quot;;&quot;&quot;&quot;; [.F25]; &quot;&quot;&quot;;&quot;&quot;&quot;; [.G25]; &quot;&quot;&quot;;&quot;&quot;&quot;; LEFT([.H25]; LEN([.H2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{p.mp3</text:p>
          </table:table-cell>
          <table:table-cell table:formula="of:=CONCATENATE(&quot;[&quot;&quot;&quot;; RIGHT([.E26]; LEN([.E26])-1); &quot;&quot;&quot;;&quot;&quot;&quot;; [.F26]; &quot;&quot;&quot;;&quot;&quot;&quot;; [.G26]; &quot;&quot;&quot;;&quot;&quot;&quot;; LEFT([.H26]; LEN([.H2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@kub.mp3</text:p>
          </table:table-cell>
          <table:table-cell table:formula="of:=CONCATENATE(&quot;[&quot;&quot;&quot;; RIGHT([.E27]; LEN([.E27])-1); &quot;&quot;&quot;;&quot;&quot;&quot;; [.F27]; &quot;&quot;&quot;;&quot;&quot;&quot;; [.G27]; &quot;&quot;&quot;;&quot;&quot;&quot;; LEFT([.H27]; LEN([.H2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@k@Ub.mp3</text:p>
          </table:table-cell>
          <table:table-cell table:formula="of:=CONCATENATE(&quot;[&quot;&quot;&quot;; RIGHT([.E28]; LEN([.E28])-1); &quot;&quot;&quot;;&quot;&quot;&quot;; [.F28]; &quot;&quot;&quot;;&quot;&quot;&quot;; [.G28]; &quot;&quot;&quot;;&quot;&quot;&quot;; LEFT([.H28]; LEN([.H2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@Ub.mp3</text:p>
          </table:table-cell>
          <table:table-cell table:formula="of:=CONCATENATE(&quot;[&quot;&quot;&quot;; RIGHT([.E29]; LEN([.E29])-1); &quot;&quot;&quot;;&quot;&quot;&quot;; [.F29]; &quot;&quot;&quot;;&quot;&quot;&quot;; [.G29]; &quot;&quot;&quot;;&quot;&quot;&quot;; LEFT([.H29]; LEN([.H2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Ub.mp3</text:p>
          </table:table-cell>
          <table:table-cell table:formula="of:=CONCATENATE(&quot;[&quot;&quot;&quot;; RIGHT([.E30]; LEN([.E30])-1); &quot;&quot;&quot;;&quot;&quot;&quot;; [.F30]; &quot;&quot;&quot;;&quot;&quot;&quot;; [.G30]; &quot;&quot;&quot;;&quot;&quot;&quot;; LEFT([.H30]; LEN([.H3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Ub.mp3 (Case Conflict 1)</text:p>
          </table:table-cell>
          <table:table-cell table:formula="of:=CONCATENATE(&quot;[&quot;&quot;&quot;; RIGHT([.E31]; LEN([.E31])-1); &quot;&quot;&quot;;&quot;&quot;&quot;; [.F31]; &quot;&quot;&quot;;&quot;&quot;&quot;; [.G31]; &quot;&quot;&quot;;&quot;&quot;&quot;; LEFT([.H31]; LEN([.H3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Up.mp3</text:p>
          </table:table-cell>
          <table:table-cell table:formula="of:=CONCATENATE(&quot;[&quot;&quot;&quot;; RIGHT([.E32]; LEN([.E32])-1); &quot;&quot;&quot;;&quot;&quot;&quot;; [.F32]; &quot;&quot;&quot;;&quot;&quot;&quot;; [.G32]; &quot;&quot;&quot;;&quot;&quot;&quot;; LEFT([.H32]; LEN([.H3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Vb.mp3</text:p>
          </table:table-cell>
          <table:table-cell table:formula="of:=CONCATENATE(&quot;[&quot;&quot;&quot;; RIGHT([.E33]; LEN([.E33])-1); &quot;&quot;&quot;;&quot;&quot;&quot;; [.F33]; &quot;&quot;&quot;;&quot;&quot;&quot;; [.G33]; &quot;&quot;&quot;;&quot;&quot;&quot;; LEFT([.H33]; LEN([.H3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kVp.mp3</text:p>
          </table:table-cell>
          <table:table-cell table:formula="of:=CONCATENATE(&quot;[&quot;&quot;&quot;; RIGHT([.E34]; LEN([.E34])-1); &quot;&quot;&quot;;&quot;&quot;&quot;; [.F34]; &quot;&quot;&quot;;&quot;&quot;&quot;; [.G34]; &quot;&quot;&quot;;&quot;&quot;&quot;; LEFT([.H34]; LEN([.H3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@pAg.mp3</text:p>
          </table:table-cell>
          <table:table-cell table:formula="of:=CONCATENATE(&quot;[&quot;&quot;&quot;; RIGHT([.E35]; LEN([.E35])-1); &quot;&quot;&quot;;&quot;&quot;&quot;; [.F35]; &quot;&quot;&quot;;&quot;&quot;&quot;; [.G35]; &quot;&quot;&quot;;&quot;&quot;&quot;; LEFT([.H35]; LEN([.H3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Ag.mp3</text:p>
          </table:table-cell>
          <table:table-cell table:formula="of:=CONCATENATE(&quot;[&quot;&quot;&quot;; RIGHT([.E36]; LEN([.E36])-1); &quot;&quot;&quot;;&quot;&quot;&quot;; [.F36]; &quot;&quot;&quot;;&quot;&quot;&quot;; [.G36]; &quot;&quot;&quot;;&quot;&quot;&quot;; LEFT([.H36]; LEN([.H3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AIg.mp3</text:p>
          </table:table-cell>
          <table:table-cell table:formula="of:=CONCATENATE(&quot;[&quot;&quot;&quot;; RIGHT([.E37]; LEN([.E37])-1); &quot;&quot;&quot;;&quot;&quot;&quot;; [.F37]; &quot;&quot;&quot;;&quot;&quot;&quot;; [.G37]; &quot;&quot;&quot;;&quot;&quot;&quot;; LEFT([.H37]; LEN([.H3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@pEg.mp3</text:p>
          </table:table-cell>
          <table:table-cell table:formula="of:=CONCATENATE(&quot;[&quot;&quot;&quot;; RIGHT([.E38]; LEN([.E38])-1); &quot;&quot;&quot;;&quot;&quot;&quot;; [.F38]; &quot;&quot;&quot;;&quot;&quot;&quot;; [.G38]; &quot;&quot;&quot;;&quot;&quot;&quot;; LEFT([.H38]; LEN([.H3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Eg.mp3</text:p>
          </table:table-cell>
          <table:table-cell table:formula="of:=CONCATENATE(&quot;[&quot;&quot;&quot;; RIGHT([.E39]; LEN([.E39])-1); &quot;&quot;&quot;;&quot;&quot;&quot;; [.F39]; &quot;&quot;&quot;;&quot;&quot;&quot;; [.G39]; &quot;&quot;&quot;;&quot;&quot;&quot;; LEFT([.H39]; LEN([.H3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EIg.mp3</text:p>
          </table:table-cell>
          <table:table-cell table:formula="of:=CONCATENATE(&quot;[&quot;&quot;&quot;; RIGHT([.E40]; LEN([.E40])-1); &quot;&quot;&quot;;&quot;&quot;&quot;; [.F40]; &quot;&quot;&quot;;&quot;&quot;&quot;; [.G40]; &quot;&quot;&quot;;&quot;&quot;&quot;; LEFT([.H40]; LEN([.H4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@pig.mp3</text:p>
          </table:table-cell>
          <table:table-cell table:formula="of:=CONCATENATE(&quot;[&quot;&quot;&quot;; RIGHT([.E41]; LEN([.E41])-1); &quot;&quot;&quot;;&quot;&quot;&quot;; [.F41]; &quot;&quot;&quot;;&quot;&quot;&quot;; [.G41]; &quot;&quot;&quot;;&quot;&quot;&quot;; LEFT([.H41]; LEN([.H4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ig.mp3</text:p>
          </table:table-cell>
          <table:table-cell table:formula="of:=CONCATENATE(&quot;[&quot;&quot;&quot;; RIGHT([.E42]; LEN([.E42])-1); &quot;&quot;&quot;;&quot;&quot;&quot;; [.F42]; &quot;&quot;&quot;;&quot;&quot;&quot;; [.G42]; &quot;&quot;&quot;;&quot;&quot;&quot;; LEFT([.H42]; LEN([.H4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{k.mp3</text:p>
          </table:table-cell>
          <table:table-cell table:formula="of:=CONCATENATE(&quot;[&quot;&quot;&quot;; RIGHT([.E43]; LEN([.E43])-1); &quot;&quot;&quot;;&quot;&quot;&quot;; [.F43]; &quot;&quot;&quot;;&quot;&quot;&quot;; [.G43]; &quot;&quot;&quot;;&quot;&quot;&quot;; LEFT([.H43]; LEN([.H4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@Ug.mp3</text:p>
          </table:table-cell>
          <table:table-cell table:formula="of:=CONCATENATE(&quot;[&quot;&quot;&quot;; RIGHT([.E44]; LEN([.E44])-1); &quot;&quot;&quot;;&quot;&quot;&quot;; [.F44]; &quot;&quot;&quot;;&quot;&quot;&quot;; [.G44]; &quot;&quot;&quot;;&quot;&quot;&quot;; LEFT([.H44]; LEN([.H4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Ug.mp3</text:p>
          </table:table-cell>
          <table:table-cell table:formula="of:=CONCATENATE(&quot;[&quot;&quot;&quot;; RIGHT([.E45]; LEN([.E45])-1); &quot;&quot;&quot;;&quot;&quot;&quot;; [.F45]; &quot;&quot;&quot;;&quot;&quot;&quot;; [.G45]; &quot;&quot;&quot;;&quot;&quot;&quot;; LEFT([.H45]; LEN([.H4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Ug.mp3 (Case Conflict 1)</text:p>
          </table:table-cell>
          <table:table-cell table:formula="of:=CONCATENATE(&quot;[&quot;&quot;&quot;; RIGHT([.E46]; LEN([.E46])-1); &quot;&quot;&quot;;&quot;&quot;&quot;; [.F46]; &quot;&quot;&quot;;&quot;&quot;&quot;; [.G46]; &quot;&quot;&quot;;&quot;&quot;&quot;; LEFT([.H46]; LEN([.H4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Uk.mp3</text:p>
          </table:table-cell>
          <table:table-cell table:formula="of:=CONCATENATE(&quot;[&quot;&quot;&quot;; RIGHT([.E47]; LEN([.E47])-1); &quot;&quot;&quot;;&quot;&quot;&quot;; [.F47]; &quot;&quot;&quot;;&quot;&quot;&quot;; [.G47]; &quot;&quot;&quot;;&quot;&quot;&quot;; LEFT([.H47]; LEN([.H4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Vg.mp3</text:p>
          </table:table-cell>
          <table:table-cell table:formula="of:=CONCATENATE(&quot;[&quot;&quot;&quot;; RIGHT([.E48]; LEN([.E48])-1); &quot;&quot;&quot;;&quot;&quot;&quot;; [.F48]; &quot;&quot;&quot;;&quot;&quot;&quot;; [.G48]; &quot;&quot;&quot;;&quot;&quot;&quot;; LEFT([.H48]; LEN([.H4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pVk.mp3</text:p>
          </table:table-cell>
          <table:table-cell table:formula="of:=CONCATENATE(&quot;[&quot;&quot;&quot;; RIGHT([.E49]; LEN([.E49])-1); &quot;&quot;&quot;;&quot;&quot;&quot;; [.F49]; &quot;&quot;&quot;;&quot;&quot;&quot;; [.G49]; &quot;&quot;&quot;;&quot;&quot;&quot;; LEFT([.H49]; LEN([.H4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lUk.mp3</text:p>
          </table:table-cell>
          <table:table-cell table:formula="of:=CONCATENATE(&quot;[&quot;&quot;&quot;; RIGHT([.E50]; LEN([.E50])-1); &quot;&quot;&quot;;&quot;&quot;&quot;; [.F50]; &quot;&quot;&quot;;&quot;&quot;&quot;; [.G50]; &quot;&quot;&quot;;&quot;&quot;&quot;; LEFT([.H50]; LEN([.H5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Eg.mp3</text:p>
          </table:table-cell>
          <table:table-cell table:formula="of:=CONCATENATE(&quot;[&quot;&quot;&quot;; RIGHT([.E51]; LEN([.E51])-1); &quot;&quot;&quot;;&quot;&quot;&quot;; [.F51]; &quot;&quot;&quot;;&quot;&quot;&quot;; [.G51]; &quot;&quot;&quot;;&quot;&quot;&quot;; LEFT([.H51]; LEN([.H5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@sAg.mp3</text:p>
          </table:table-cell>
          <table:table-cell table:formula="of:=CONCATENATE(&quot;[&quot;&quot;&quot;; RIGHT([.E52]; LEN([.E52])-1); &quot;&quot;&quot;;&quot;&quot;&quot;; [.F52]; &quot;&quot;&quot;;&quot;&quot;&quot;; [.G52]; &quot;&quot;&quot;;&quot;&quot;&quot;; LEFT([.H52]; LEN([.H5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Ag.mp3</text:p>
          </table:table-cell>
          <table:table-cell table:formula="of:=CONCATENATE(&quot;[&quot;&quot;&quot;; RIGHT([.E53]; LEN([.E53])-1); &quot;&quot;&quot;;&quot;&quot;&quot;; [.F53]; &quot;&quot;&quot;;&quot;&quot;&quot;; [.G53]; &quot;&quot;&quot;;&quot;&quot;&quot;; LEFT([.H53]; LEN([.H5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AIg.mp3</text:p>
          </table:table-cell>
          <table:table-cell table:formula="of:=CONCATENATE(&quot;[&quot;&quot;&quot;; RIGHT([.E54]; LEN([.E54])-1); &quot;&quot;&quot;;&quot;&quot;&quot;; [.F54]; &quot;&quot;&quot;;&quot;&quot;&quot;; [.G54]; &quot;&quot;&quot;;&quot;&quot;&quot;; LEFT([.H54]; LEN([.H5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@sEg.mp3</text:p>
          </table:table-cell>
          <table:table-cell table:formula="of:=CONCATENATE(&quot;[&quot;&quot;&quot;; RIGHT([.E55]; LEN([.E55])-1); &quot;&quot;&quot;;&quot;&quot;&quot;; [.F55]; &quot;&quot;&quot;;&quot;&quot;&quot;; [.G55]; &quot;&quot;&quot;;&quot;&quot;&quot;; LEFT([.H55]; LEN([.H5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Eg.mp3</text:p>
          </table:table-cell>
          <table:table-cell table:formula="of:=CONCATENATE(&quot;[&quot;&quot;&quot;; RIGHT([.E56]; LEN([.E56])-1); &quot;&quot;&quot;;&quot;&quot;&quot;; [.F56]; &quot;&quot;&quot;;&quot;&quot;&quot;; [.G56]; &quot;&quot;&quot;;&quot;&quot;&quot;; LEFT([.H56]; LEN([.H5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@sEIg.mp3</text:p>
          </table:table-cell>
          <table:table-cell table:formula="of:=CONCATENATE(&quot;[&quot;&quot;&quot;; RIGHT([.E57]; LEN([.E57])-1); &quot;&quot;&quot;;&quot;&quot;&quot;; [.F57]; &quot;&quot;&quot;;&quot;&quot;&quot;; [.G57]; &quot;&quot;&quot;;&quot;&quot;&quot;; LEFT([.H57]; LEN([.H5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EIg.mp3</text:p>
          </table:table-cell>
          <table:table-cell table:formula="of:=CONCATENATE(&quot;[&quot;&quot;&quot;; RIGHT([.E58]; LEN([.E58])-1); &quot;&quot;&quot;;&quot;&quot;&quot;; [.F58]; &quot;&quot;&quot;;&quot;&quot;&quot;; [.G58]; &quot;&quot;&quot;;&quot;&quot;&quot;; LEFT([.H58]; LEN([.H5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ig.mp3</text:p>
          </table:table-cell>
          <table:table-cell table:formula="of:=CONCATENATE(&quot;[&quot;&quot;&quot;; RIGHT([.E59]; LEN([.E59])-1); &quot;&quot;&quot;;&quot;&quot;&quot;; [.F59]; &quot;&quot;&quot;;&quot;&quot;&quot;; [.G59]; &quot;&quot;&quot;;&quot;&quot;&quot;; LEFT([.H59]; LEN([.H5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{k.mp3</text:p>
          </table:table-cell>
          <table:table-cell table:formula="of:=CONCATENATE(&quot;[&quot;&quot;&quot;; RIGHT([.E60]; LEN([.E60])-1); &quot;&quot;&quot;;&quot;&quot;&quot;; [.F60]; &quot;&quot;&quot;;&quot;&quot;&quot;; [.G60]; &quot;&quot;&quot;;&quot;&quot;&quot;; LEFT([.H60]; LEN([.H6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{s.mp3</text:p>
          </table:table-cell>
          <table:table-cell table:formula="of:=CONCATENATE(&quot;[&quot;&quot;&quot;; RIGHT([.E61]; LEN([.E61])-1); &quot;&quot;&quot;;&quot;&quot;&quot;; [.F61]; &quot;&quot;&quot;;&quot;&quot;&quot;; [.G61]; &quot;&quot;&quot;;&quot;&quot;&quot;; LEFT([.H61]; LEN([.H6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@Ug.mp3</text:p>
          </table:table-cell>
          <table:table-cell table:formula="of:=CONCATENATE(&quot;[&quot;&quot;&quot;; RIGHT([.E62]; LEN([.E62])-1); &quot;&quot;&quot;;&quot;&quot;&quot;; [.F62]; &quot;&quot;&quot;;&quot;&quot;&quot;; [.G62]; &quot;&quot;&quot;;&quot;&quot;&quot;; LEFT([.H62]; LEN([.H6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Ug.mp3</text:p>
          </table:table-cell>
          <table:table-cell table:formula="of:=CONCATENATE(&quot;[&quot;&quot;&quot;; RIGHT([.E63]; LEN([.E63])-1); &quot;&quot;&quot;;&quot;&quot;&quot;; [.F63]; &quot;&quot;&quot;;&quot;&quot;&quot;; [.G63]; &quot;&quot;&quot;;&quot;&quot;&quot;; LEFT([.H63]; LEN([.H6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Ug.mp3 (Case Conflict 1)</text:p>
          </table:table-cell>
          <table:table-cell table:formula="of:=CONCATENATE(&quot;[&quot;&quot;&quot;; RIGHT([.E64]; LEN([.E64])-1); &quot;&quot;&quot;;&quot;&quot;&quot;; [.F64]; &quot;&quot;&quot;;&quot;&quot;&quot;; [.G64]; &quot;&quot;&quot;;&quot;&quot;&quot;; LEFT([.H64]; LEN([.H6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Uk.mp3</text:p>
          </table:table-cell>
          <table:table-cell table:formula="of:=CONCATENATE(&quot;[&quot;&quot;&quot;; RIGHT([.E65]; LEN([.E65])-1); &quot;&quot;&quot;;&quot;&quot;&quot;; [.F65]; &quot;&quot;&quot;;&quot;&quot;&quot;; [.G65]; &quot;&quot;&quot;;&quot;&quot;&quot;; LEFT([.H65]; LEN([.H6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Vg.mp3</text:p>
          </table:table-cell>
          <table:table-cell table:formula="of:=CONCATENATE(&quot;[&quot;&quot;&quot;; RIGHT([.E66]; LEN([.E66])-1); &quot;&quot;&quot;;&quot;&quot;&quot;; [.F66]; &quot;&quot;&quot;;&quot;&quot;&quot;; [.G66]; &quot;&quot;&quot;;&quot;&quot;&quot;; LEFT([.H66]; LEN([.H6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psVk.mp3</text:p>
          </table:table-cell>
          <table:table-cell table:formula="of:=CONCATENATE(&quot;[&quot;&quot;&quot;; RIGHT([.E67]; LEN([.E67])-1); &quot;&quot;&quot;;&quot;&quot;&quot;; [.F67]; &quot;&quot;&quot;;&quot;&quot;&quot;; [.G67]; &quot;&quot;&quot;;&quot;&quot;&quot;; LEFT([.H67]; LEN([.H6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Ab.mp3</text:p>
          </table:table-cell>
          <table:table-cell table:formula="of:=CONCATENATE(&quot;[&quot;&quot;&quot;; RIGHT([.E68]; LEN([.E68])-1); &quot;&quot;&quot;;&quot;&quot;&quot;; [.F68]; &quot;&quot;&quot;;&quot;&quot;&quot;; [.G68]; &quot;&quot;&quot;;&quot;&quot;&quot;; LEFT([.H68]; LEN([.H6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Ag.mp3</text:p>
          </table:table-cell>
          <table:table-cell table:formula="of:=CONCATENATE(&quot;[&quot;&quot;&quot;; RIGHT([.E69]; LEN([.E69])-1); &quot;&quot;&quot;;&quot;&quot;&quot;; [.F69]; &quot;&quot;&quot;;&quot;&quot;&quot;; [.G69]; &quot;&quot;&quot;;&quot;&quot;&quot;; LEFT([.H69]; LEN([.H6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kAIb.mp3</text:p>
          </table:table-cell>
          <table:table-cell table:formula="of:=CONCATENATE(&quot;[&quot;&quot;&quot;; RIGHT([.E70]; LEN([.E70])-1); &quot;&quot;&quot;;&quot;&quot;&quot;; [.F70]; &quot;&quot;&quot;;&quot;&quot;&quot;; [.G70]; &quot;&quot;&quot;;&quot;&quot;&quot;; LEFT([.H70]; LEN([.H7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AIb.mp3</text:p>
          </table:table-cell>
          <table:table-cell table:formula="of:=CONCATENATE(&quot;[&quot;&quot;&quot;; RIGHT([.E71]; LEN([.E71])-1); &quot;&quot;&quot;;&quot;&quot;&quot;; [.F71]; &quot;&quot;&quot;;&quot;&quot;&quot;; [.G71]; &quot;&quot;&quot;;&quot;&quot;&quot;; LEFT([.H71]; LEN([.H7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AIg.mp3</text:p>
          </table:table-cell>
          <table:table-cell table:formula="of:=CONCATENATE(&quot;[&quot;&quot;&quot;; RIGHT([.E72]; LEN([.E72])-1); &quot;&quot;&quot;;&quot;&quot;&quot;; [.F72]; &quot;&quot;&quot;;&quot;&quot;&quot;; [.G72]; &quot;&quot;&quot;;&quot;&quot;&quot;; LEFT([.H72]; LEN([.H7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Eb.mp3</text:p>
          </table:table-cell>
          <table:table-cell table:formula="of:=CONCATENATE(&quot;[&quot;&quot;&quot;; RIGHT([.E73]; LEN([.E73])-1); &quot;&quot;&quot;;&quot;&quot;&quot;; [.F73]; &quot;&quot;&quot;;&quot;&quot;&quot;; [.G73]; &quot;&quot;&quot;;&quot;&quot;&quot;; LEFT([.H73]; LEN([.H7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Eg.mp3</text:p>
          </table:table-cell>
          <table:table-cell table:formula="of:=CONCATENATE(&quot;[&quot;&quot;&quot;; RIGHT([.E74]; LEN([.E74])-1); &quot;&quot;&quot;;&quot;&quot;&quot;; [.F74]; &quot;&quot;&quot;;&quot;&quot;&quot;; [.G74]; &quot;&quot;&quot;;&quot;&quot;&quot;; LEFT([.H74]; LEN([.H7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EIb.mp3</text:p>
          </table:table-cell>
          <table:table-cell table:formula="of:=CONCATENATE(&quot;[&quot;&quot;&quot;; RIGHT([.E75]; LEN([.E75])-1); &quot;&quot;&quot;;&quot;&quot;&quot;; [.F75]; &quot;&quot;&quot;;&quot;&quot;&quot;; [.G75]; &quot;&quot;&quot;;&quot;&quot;&quot;; LEFT([.H75]; LEN([.H7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kEIg.mp3</text:p>
          </table:table-cell>
          <table:table-cell table:formula="of:=CONCATENATE(&quot;[&quot;&quot;&quot;; RIGHT([.E76]; LEN([.E76])-1); &quot;&quot;&quot;;&quot;&quot;&quot;; [.F76]; &quot;&quot;&quot;;&quot;&quot;&quot;; [.G76]; &quot;&quot;&quot;;&quot;&quot;&quot;; LEFT([.H76]; LEN([.H7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EIg.mp3</text:p>
          </table:table-cell>
          <table:table-cell table:formula="of:=CONCATENATE(&quot;[&quot;&quot;&quot;; RIGHT([.E77]; LEN([.E77])-1); &quot;&quot;&quot;;&quot;&quot;&quot;; [.F77]; &quot;&quot;&quot;;&quot;&quot;&quot;; [.G77]; &quot;&quot;&quot;;&quot;&quot;&quot;; LEFT([.H77]; LEN([.H7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kib.mp3</text:p>
          </table:table-cell>
          <table:table-cell table:formula="of:=CONCATENATE(&quot;[&quot;&quot;&quot;; RIGHT([.E78]; LEN([.E78])-1); &quot;&quot;&quot;;&quot;&quot;&quot;; [.F78]; &quot;&quot;&quot;;&quot;&quot;&quot;; [.G78]; &quot;&quot;&quot;;&quot;&quot;&quot;; LEFT([.H78]; LEN([.H7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ib.mp3</text:p>
          </table:table-cell>
          <table:table-cell table:formula="of:=CONCATENATE(&quot;[&quot;&quot;&quot;; RIGHT([.E79]; LEN([.E79])-1); &quot;&quot;&quot;;&quot;&quot;&quot;; [.F79]; &quot;&quot;&quot;;&quot;&quot;&quot;; [.G79]; &quot;&quot;&quot;;&quot;&quot;&quot;; LEFT([.H79]; LEN([.H7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ig.mp3</text:p>
          </table:table-cell>
          <table:table-cell table:formula="of:=CONCATENATE(&quot;[&quot;&quot;&quot;; RIGHT([.E80]; LEN([.E80])-1); &quot;&quot;&quot;;&quot;&quot;&quot;; [.F80]; &quot;&quot;&quot;;&quot;&quot;&quot;; [.G80]; &quot;&quot;&quot;;&quot;&quot;&quot;; LEFT([.H80]; LEN([.H8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{k.mp3</text:p>
          </table:table-cell>
          <table:table-cell table:formula="of:=CONCATENATE(&quot;[&quot;&quot;&quot;; RIGHT([.E81]; LEN([.E81])-1); &quot;&quot;&quot;;&quot;&quot;&quot;; [.F81]; &quot;&quot;&quot;;&quot;&quot;&quot;; [.G81]; &quot;&quot;&quot;;&quot;&quot;&quot;; LEFT([.H81]; LEN([.H8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k{p.mp3</text:p>
          </table:table-cell>
          <table:table-cell table:formula="of:=CONCATENATE(&quot;[&quot;&quot;&quot;; RIGHT([.E82]; LEN([.E82])-1); &quot;&quot;&quot;;&quot;&quot;&quot;; [.F82]; &quot;&quot;&quot;;&quot;&quot;&quot;; [.G82]; &quot;&quot;&quot;;&quot;&quot;&quot;; LEFT([.H82]; LEN([.H8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{p.mp3</text:p>
          </table:table-cell>
          <table:table-cell table:formula="of:=CONCATENATE(&quot;[&quot;&quot;&quot;; RIGHT([.E83]; LEN([.E83])-1); &quot;&quot;&quot;;&quot;&quot;&quot;; [.F83]; &quot;&quot;&quot;;&quot;&quot;&quot;; [.G83]; &quot;&quot;&quot;;&quot;&quot;&quot;; LEFT([.H83]; LEN([.H8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@Ub.mp3</text:p>
          </table:table-cell>
          <table:table-cell table:formula="of:=CONCATENATE(&quot;[&quot;&quot;&quot;; RIGHT([.E84]; LEN([.E84])-1); &quot;&quot;&quot;;&quot;&quot;&quot;; [.F84]; &quot;&quot;&quot;;&quot;&quot;&quot;; [.G84]; &quot;&quot;&quot;;&quot;&quot;&quot;; LEFT([.H84]; LEN([.H8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Ub.mp3</text:p>
          </table:table-cell>
          <table:table-cell table:formula="of:=CONCATENATE(&quot;[&quot;&quot;&quot;; RIGHT([.E85]; LEN([.E85])-1); &quot;&quot;&quot;;&quot;&quot;&quot;; [.F85]; &quot;&quot;&quot;;&quot;&quot;&quot;; [.G85]; &quot;&quot;&quot;;&quot;&quot;&quot;; LEFT([.H85]; LEN([.H8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Ub.mp3 (Case Conflict 1)</text:p>
          </table:table-cell>
          <table:table-cell table:formula="of:=CONCATENATE(&quot;[&quot;&quot;&quot;; RIGHT([.E86]; LEN([.E86])-1); &quot;&quot;&quot;;&quot;&quot;&quot;; [.F86]; &quot;&quot;&quot;;&quot;&quot;&quot;; [.G86]; &quot;&quot;&quot;;&quot;&quot;&quot;; LEFT([.H86]; LEN([.H8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kug.mp3</text:p>
          </table:table-cell>
          <table:table-cell table:formula="of:=CONCATENATE(&quot;[&quot;&quot;&quot;; RIGHT([.E87]; LEN([.E87])-1); &quot;&quot;&quot;;&quot;&quot;&quot;; [.F87]; &quot;&quot;&quot;;&quot;&quot;&quot;; [.G87]; &quot;&quot;&quot;;&quot;&quot;&quot;; LEFT([.H87]; LEN([.H8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k@Ug.mp3</text:p>
          </table:table-cell>
          <table:table-cell table:formula="of:=CONCATENATE(&quot;[&quot;&quot;&quot;; RIGHT([.E88]; LEN([.E88])-1); &quot;&quot;&quot;;&quot;&quot;&quot;; [.F88]; &quot;&quot;&quot;;&quot;&quot;&quot;; [.G88]; &quot;&quot;&quot;;&quot;&quot;&quot;; LEFT([.H88]; LEN([.H8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@Ug.mp3</text:p>
          </table:table-cell>
          <table:table-cell table:formula="of:=CONCATENATE(&quot;[&quot;&quot;&quot;; RIGHT([.E89]; LEN([.E89])-1); &quot;&quot;&quot;;&quot;&quot;&quot;; [.F89]; &quot;&quot;&quot;;&quot;&quot;&quot;; [.G89]; &quot;&quot;&quot;;&quot;&quot;&quot;; LEFT([.H89]; LEN([.H8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Ug.mp3</text:p>
          </table:table-cell>
          <table:table-cell table:formula="of:=CONCATENATE(&quot;[&quot;&quot;&quot;; RIGHT([.E90]; LEN([.E90])-1); &quot;&quot;&quot;;&quot;&quot;&quot;; [.F90]; &quot;&quot;&quot;;&quot;&quot;&quot;; [.G90]; &quot;&quot;&quot;;&quot;&quot;&quot;; LEFT([.H90]; LEN([.H9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Ug.mp3 (Case Conflict 1)</text:p>
          </table:table-cell>
          <table:table-cell table:formula="of:=CONCATENATE(&quot;[&quot;&quot;&quot;; RIGHT([.E91]; LEN([.E91])-1); &quot;&quot;&quot;;&quot;&quot;&quot;; [.F91]; &quot;&quot;&quot;;&quot;&quot;&quot;; [.G91]; &quot;&quot;&quot;;&quot;&quot;&quot;; LEFT([.H91]; LEN([.H9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Uk.mp3</text:p>
          </table:table-cell>
          <table:table-cell table:formula="of:=CONCATENATE(&quot;[&quot;&quot;&quot;; RIGHT([.E92]; LEN([.E92])-1); &quot;&quot;&quot;;&quot;&quot;&quot;; [.F92]; &quot;&quot;&quot;;&quot;&quot;&quot;; [.G92]; &quot;&quot;&quot;;&quot;&quot;&quot;; LEFT([.H92]; LEN([.H9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@Up.mp3</text:p>
          </table:table-cell>
          <table:table-cell table:formula="of:=CONCATENATE(&quot;[&quot;&quot;&quot;; RIGHT([.E93]; LEN([.E93])-1); &quot;&quot;&quot;;&quot;&quot;&quot;; [.F93]; &quot;&quot;&quot;;&quot;&quot;&quot;; [.G93]; &quot;&quot;&quot;;&quot;&quot;&quot;; LEFT([.H93]; LEN([.H9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Up.mp3</text:p>
          </table:table-cell>
          <table:table-cell table:formula="of:=CONCATENATE(&quot;[&quot;&quot;&quot;; RIGHT([.E94]; LEN([.E94])-1); &quot;&quot;&quot;;&quot;&quot;&quot;; [.F94]; &quot;&quot;&quot;;&quot;&quot;&quot;; [.G94]; &quot;&quot;&quot;;&quot;&quot;&quot;; LEFT([.H94]; LEN([.H9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Vb.mp3</text:p>
          </table:table-cell>
          <table:table-cell table:formula="of:=CONCATENATE(&quot;[&quot;&quot;&quot;; RIGHT([.E95]; LEN([.E95])-1); &quot;&quot;&quot;;&quot;&quot;&quot;; [.F95]; &quot;&quot;&quot;;&quot;&quot;&quot;; [.G95]; &quot;&quot;&quot;;&quot;&quot;&quot;; LEFT([.H95]; LEN([.H9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Vg.mp3</text:p>
          </table:table-cell>
          <table:table-cell table:formula="of:=CONCATENATE(&quot;[&quot;&quot;&quot;; RIGHT([.E96]; LEN([.E96])-1); &quot;&quot;&quot;;&quot;&quot;&quot;; [.F96]; &quot;&quot;&quot;;&quot;&quot;&quot;; [.G96]; &quot;&quot;&quot;;&quot;&quot;&quot;; LEFT([.H96]; LEN([.H9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Vk.mp3</text:p>
          </table:table-cell>
          <table:table-cell table:formula="of:=CONCATENATE(&quot;[&quot;&quot;&quot;; RIGHT([.E97]; LEN([.E97])-1); &quot;&quot;&quot;;&quot;&quot;&quot;; [.F97]; &quot;&quot;&quot;;&quot;&quot;&quot;; [.G97]; &quot;&quot;&quot;;&quot;&quot;&quot;; LEFT([.H97]; LEN([.H9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kVp.mp3</text:p>
          </table:table-cell>
          <table:table-cell table:formula="of:=CONCATENATE(&quot;[&quot;&quot;&quot;; RIGHT([.E98]; LEN([.E98])-1); &quot;&quot;&quot;;&quot;&quot;&quot;; [.F98]; &quot;&quot;&quot;;&quot;&quot;&quot;; [.G98]; &quot;&quot;&quot;;&quot;&quot;&quot;; LEFT([.H98]; LEN([.H9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Ab.mp3</text:p>
          </table:table-cell>
          <table:table-cell table:formula="of:=CONCATENATE(&quot;[&quot;&quot;&quot;; RIGHT([.E99]; LEN([.E99])-1); &quot;&quot;&quot;;&quot;&quot;&quot;; [.F99]; &quot;&quot;&quot;;&quot;&quot;&quot;; [.G99]; &quot;&quot;&quot;;&quot;&quot;&quot;; LEFT([.H99]; LEN([.H9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Ag.mp3</text:p>
          </table:table-cell>
          <table:table-cell table:formula="of:=CONCATENATE(&quot;[&quot;&quot;&quot;; RIGHT([.E100]; LEN([.E100])-1); &quot;&quot;&quot;;&quot;&quot;&quot;; [.F100]; &quot;&quot;&quot;;&quot;&quot;&quot;; [.G100]; &quot;&quot;&quot;;&quot;&quot;&quot;; LEFT([.H100]; LEN([.H10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AIb.mp3</text:p>
          </table:table-cell>
          <table:table-cell table:formula="of:=CONCATENATE(&quot;[&quot;&quot;&quot;; RIGHT([.E101]; LEN([.E101])-1); &quot;&quot;&quot;;&quot;&quot;&quot;; [.F101]; &quot;&quot;&quot;;&quot;&quot;&quot;; [.G101]; &quot;&quot;&quot;;&quot;&quot;&quot;; LEFT([.H101]; LEN([.H10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AIg.mp3</text:p>
          </table:table-cell>
          <table:table-cell table:formula="of:=CONCATENATE(&quot;[&quot;&quot;&quot;; RIGHT([.E102]; LEN([.E102])-1); &quot;&quot;&quot;;&quot;&quot;&quot;; [.F102]; &quot;&quot;&quot;;&quot;&quot;&quot;; [.G102]; &quot;&quot;&quot;;&quot;&quot;&quot;; LEFT([.H102]; LEN([.H10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AIks.mp3</text:p>
          </table:table-cell>
          <table:table-cell table:formula="of:=CONCATENATE(&quot;[&quot;&quot;&quot;; RIGHT([.E103]; LEN([.E103])-1); &quot;&quot;&quot;;&quot;&quot;&quot;; [.F103]; &quot;&quot;&quot;;&quot;&quot;&quot;; [.G103]; &quot;&quot;&quot;;&quot;&quot;&quot;; LEFT([.H103]; LEN([.H10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Eb.mp3</text:p>
          </table:table-cell>
          <table:table-cell table:formula="of:=CONCATENATE(&quot;[&quot;&quot;&quot;; RIGHT([.E104]; LEN([.E104])-1); &quot;&quot;&quot;;&quot;&quot;&quot;; [.F104]; &quot;&quot;&quot;;&quot;&quot;&quot;; [.G104]; &quot;&quot;&quot;;&quot;&quot;&quot;; LEFT([.H104]; LEN([.H10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Eg.mp3</text:p>
          </table:table-cell>
          <table:table-cell table:formula="of:=CONCATENATE(&quot;[&quot;&quot;&quot;; RIGHT([.E105]; LEN([.E105])-1); &quot;&quot;&quot;;&quot;&quot;&quot;; [.F105]; &quot;&quot;&quot;;&quot;&quot;&quot;; [.G105]; &quot;&quot;&quot;;&quot;&quot;&quot;; LEFT([.H105]; LEN([.H10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EIb.mp3</text:p>
          </table:table-cell>
          <table:table-cell table:formula="of:=CONCATENATE(&quot;[&quot;&quot;&quot;; RIGHT([.E106]; LEN([.E106])-1); &quot;&quot;&quot;;&quot;&quot;&quot;; [.F106]; &quot;&quot;&quot;;&quot;&quot;&quot;; [.G106]; &quot;&quot;&quot;;&quot;&quot;&quot;; LEFT([.H106]; LEN([.H10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pEIg.mp3</text:p>
          </table:table-cell>
          <table:table-cell table:formula="of:=CONCATENATE(&quot;[&quot;&quot;&quot;; RIGHT([.E107]; LEN([.E107])-1); &quot;&quot;&quot;;&quot;&quot;&quot;; [.F107]; &quot;&quot;&quot;;&quot;&quot;&quot;; [.G107]; &quot;&quot;&quot;;&quot;&quot;&quot;; LEFT([.H107]; LEN([.H10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EIg.mp3</text:p>
          </table:table-cell>
          <table:table-cell table:formula="of:=CONCATENATE(&quot;[&quot;&quot;&quot;; RIGHT([.E108]; LEN([.E108])-1); &quot;&quot;&quot;;&quot;&quot;&quot;; [.F108]; &quot;&quot;&quot;;&quot;&quot;&quot;; [.G108]; &quot;&quot;&quot;;&quot;&quot;&quot;; LEFT([.H108]; LEN([.H10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ib.mp3</text:p>
          </table:table-cell>
          <table:table-cell table:formula="of:=CONCATENATE(&quot;[&quot;&quot;&quot;; RIGHT([.E109]; LEN([.E109])-1); &quot;&quot;&quot;;&quot;&quot;&quot;; [.F109]; &quot;&quot;&quot;;&quot;&quot;&quot;; [.G109]; &quot;&quot;&quot;;&quot;&quot;&quot;; LEFT([.H109]; LEN([.H10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pig.mp3</text:p>
          </table:table-cell>
          <table:table-cell table:formula="of:=CONCATENATE(&quot;[&quot;&quot;&quot;; RIGHT([.E110]; LEN([.E110])-1); &quot;&quot;&quot;;&quot;&quot;&quot;; [.F110]; &quot;&quot;&quot;;&quot;&quot;&quot;; [.G110]; &quot;&quot;&quot;;&quot;&quot;&quot;; LEFT([.H110]; LEN([.H11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ig.mp3</text:p>
          </table:table-cell>
          <table:table-cell table:formula="of:=CONCATENATE(&quot;[&quot;&quot;&quot;; RIGHT([.E111]; LEN([.E111])-1); &quot;&quot;&quot;;&quot;&quot;&quot;; [.F111]; &quot;&quot;&quot;;&quot;&quot;&quot;; [.G111]; &quot;&quot;&quot;;&quot;&quot;&quot;; LEFT([.H111]; LEN([.H11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p{k.mp3</text:p>
          </table:table-cell>
          <table:table-cell table:formula="of:=CONCATENATE(&quot;[&quot;&quot;&quot;; RIGHT([.E112]; LEN([.E112])-1); &quot;&quot;&quot;;&quot;&quot;&quot;; [.F112]; &quot;&quot;&quot;;&quot;&quot;&quot;; [.G112]; &quot;&quot;&quot;;&quot;&quot;&quot;; LEFT([.H112]; LEN([.H11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{k.mp3</text:p>
          </table:table-cell>
          <table:table-cell table:formula="of:=CONCATENATE(&quot;[&quot;&quot;&quot;; RIGHT([.E113]; LEN([.E113])-1); &quot;&quot;&quot;;&quot;&quot;&quot;; [.F113]; &quot;&quot;&quot;;&quot;&quot;&quot;; [.G113]; &quot;&quot;&quot;;&quot;&quot;&quot;; LEFT([.H113]; LEN([.H11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p{p.mp3</text:p>
          </table:table-cell>
          <table:table-cell table:formula="of:=CONCATENATE(&quot;[&quot;&quot;&quot;; RIGHT([.E114]; LEN([.E114])-1); &quot;&quot;&quot;;&quot;&quot;&quot;; [.F114]; &quot;&quot;&quot;;&quot;&quot;&quot;; [.G114]; &quot;&quot;&quot;;&quot;&quot;&quot;; LEFT([.H114]; LEN([.H11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{p.mp3</text:p>
          </table:table-cell>
          <table:table-cell table:formula="of:=CONCATENATE(&quot;[&quot;&quot;&quot;; RIGHT([.E115]; LEN([.E115])-1); &quot;&quot;&quot;;&quot;&quot;&quot;; [.F115]; &quot;&quot;&quot;;&quot;&quot;&quot;; [.G115]; &quot;&quot;&quot;;&quot;&quot;&quot;; LEFT([.H115]; LEN([.H11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pub.mp3</text:p>
          </table:table-cell>
          <table:table-cell table:formula="of:=CONCATENATE(&quot;[&quot;&quot;&quot;; RIGHT([.E116]; LEN([.E116])-1); &quot;&quot;&quot;;&quot;&quot;&quot;; [.F116]; &quot;&quot;&quot;;&quot;&quot;&quot;; [.G116]; &quot;&quot;&quot;;&quot;&quot;&quot;; LEFT([.H116]; LEN([.H11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@p@Ub.mp3</text:p>
          </table:table-cell>
          <table:table-cell table:formula="of:=CONCATENATE(&quot;[&quot;&quot;&quot;; RIGHT([.E117]; LEN([.E117])-1); &quot;&quot;&quot;;&quot;&quot;&quot;; [.F117]; &quot;&quot;&quot;;&quot;&quot;&quot;; [.G117]; &quot;&quot;&quot;;&quot;&quot;&quot;; LEFT([.H117]; LEN([.H11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@Ub.mp3</text:p>
          </table:table-cell>
          <table:table-cell table:formula="of:=CONCATENATE(&quot;[&quot;&quot;&quot;; RIGHT([.E118]; LEN([.E118])-1); &quot;&quot;&quot;;&quot;&quot;&quot;; [.F118]; &quot;&quot;&quot;;&quot;&quot;&quot;; [.G118]; &quot;&quot;&quot;;&quot;&quot;&quot;; LEFT([.H118]; LEN([.H11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Ub.mp3</text:p>
          </table:table-cell>
          <table:table-cell table:formula="of:=CONCATENATE(&quot;[&quot;&quot;&quot;; RIGHT([.E119]; LEN([.E119])-1); &quot;&quot;&quot;;&quot;&quot;&quot;; [.F119]; &quot;&quot;&quot;;&quot;&quot;&quot;; [.G119]; &quot;&quot;&quot;;&quot;&quot;&quot;; LEFT([.H119]; LEN([.H11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Ub.mp3 (Case Conflict 1)</text:p>
          </table:table-cell>
          <table:table-cell table:formula="of:=CONCATENATE(&quot;[&quot;&quot;&quot;; RIGHT([.E120]; LEN([.E120])-1); &quot;&quot;&quot;;&quot;&quot;&quot;; [.F120]; &quot;&quot;&quot;;&quot;&quot;&quot;; [.G120]; &quot;&quot;&quot;;&quot;&quot;&quot;; LEFT([.H120]; LEN([.H120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@Ug.mp3</text:p>
          </table:table-cell>
          <table:table-cell table:formula="of:=CONCATENATE(&quot;[&quot;&quot;&quot;; RIGHT([.E121]; LEN([.E121])-1); &quot;&quot;&quot;;&quot;&quot;&quot;; [.F121]; &quot;&quot;&quot;;&quot;&quot;&quot;; [.G121]; &quot;&quot;&quot;;&quot;&quot;&quot;; LEFT([.H121]; LEN([.H121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Ug.mp3</text:p>
          </table:table-cell>
          <table:table-cell table:formula="of:=CONCATENATE(&quot;[&quot;&quot;&quot;; RIGHT([.E122]; LEN([.E122])-1); &quot;&quot;&quot;;&quot;&quot;&quot;; [.F122]; &quot;&quot;&quot;;&quot;&quot;&quot;; [.G122]; &quot;&quot;&quot;;&quot;&quot;&quot;; LEFT([.H122]; LEN([.H122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Ug.mp3 (Case Conflict 1)</text:p>
          </table:table-cell>
          <table:table-cell table:formula="of:=CONCATENATE(&quot;[&quot;&quot;&quot;; RIGHT([.E123]; LEN([.E123])-1); &quot;&quot;&quot;;&quot;&quot;&quot;; [.F123]; &quot;&quot;&quot;;&quot;&quot;&quot;; [.G123]; &quot;&quot;&quot;;&quot;&quot;&quot;; LEFT([.H123]; LEN([.H123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Uk.mp3</text:p>
          </table:table-cell>
          <table:table-cell table:formula="of:=CONCATENATE(&quot;[&quot;&quot;&quot;; RIGHT([.E124]; LEN([.E124])-1); &quot;&quot;&quot;;&quot;&quot;&quot;; [.F124]; &quot;&quot;&quot;;&quot;&quot;&quot;; [.G124]; &quot;&quot;&quot;;&quot;&quot;&quot;; LEFT([.H124]; LEN([.H124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Up.mp3</text:p>
          </table:table-cell>
          <table:table-cell table:formula="of:=CONCATENATE(&quot;[&quot;&quot;&quot;; RIGHT([.E125]; LEN([.E125])-1); &quot;&quot;&quot;;&quot;&quot;&quot;; [.F125]; &quot;&quot;&quot;;&quot;&quot;&quot;; [.G125]; &quot;&quot;&quot;;&quot;&quot;&quot;; LEFT([.H125]; LEN([.H125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Vb.mp3</text:p>
          </table:table-cell>
          <table:table-cell table:formula="of:=CONCATENATE(&quot;[&quot;&quot;&quot;; RIGHT([.E126]; LEN([.E126])-1); &quot;&quot;&quot;;&quot;&quot;&quot;; [.F126]; &quot;&quot;&quot;;&quot;&quot;&quot;; [.G126]; &quot;&quot;&quot;;&quot;&quot;&quot;; LEFT([.H126]; LEN([.H126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Vg.mp3</text:p>
          </table:table-cell>
          <table:table-cell table:formula="of:=CONCATENATE(&quot;[&quot;&quot;&quot;; RIGHT([.E127]; LEN([.E127])-1); &quot;&quot;&quot;;&quot;&quot;&quot;; [.F127]; &quot;&quot;&quot;;&quot;&quot;&quot;; [.G127]; &quot;&quot;&quot;;&quot;&quot;&quot;; LEFT([.H127]; LEN([.H127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Vk.mp3</text:p>
          </table:table-cell>
          <table:table-cell table:formula="of:=CONCATENATE(&quot;[&quot;&quot;&quot;; RIGHT([.E128]; LEN([.E128])-1); &quot;&quot;&quot;;&quot;&quot;&quot;; [.F128]; &quot;&quot;&quot;;&quot;&quot;&quot;; [.G128]; &quot;&quot;&quot;;&quot;&quot;&quot;; LEFT([.H128]; LEN([.H128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d on how it sounds, how likely is this as a word of English?</text:p>
          </table:table-cell>
          <table:table-cell office:value-type="string">
            <text:p>https://people.cs.umass.edu/~jnewman/sounds/spVp.mp3</text:p>
          </table:table-cell>
          <table:table-cell table:formula="of:=CONCATENATE(&quot;[&quot;&quot;&quot;; RIGHT([.E129]; LEN([.E129])-1); &quot;&quot;&quot;;&quot;&quot;&quot;; [.F129]; &quot;&quot;&quot;;&quot;&quot;&quot;; [.G129]; &quot;&quot;&quot;;&quot;&quot;&quot;; LEFT([.H129]; LEN([.H129])-1); &quot;&quot;&quot;]&quot;)" office:value-type="string" office:string-value="[&quot;Very Unlikely&quot;;&quot; Somewhat Unlikely&quot;;&quot; Likely&quot;;&quot; Very Likely&quot;]">
            <text:p>["Very Unlikely";" Somewhat Unlikely";" Likely";" Very Likely"]</text:p>
          </table:table-cell>
          <table:table-cell office:value-type="string">
            <text:p>[Very Unlikely</text:p>
          </table:table-cell>
          <table:table-cell office:value-type="string">
            <text:p><text:s/>Somewhat Unlikely</text:p>
          </table:table-cell>
          <table:table-cell office:value-type="string">
            <text:p><text:s/>Likely</text:p>
          </table:table-cell>
          <table:table-cell office:value-type="string">
            <text:p><text:s/>Very Likely]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1" table:number-rows-repeated="10484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 style:data-style-name="N2" text:time-value="0000-00-00T19:44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8T19:45:27</dc:date>
    <dc:creator>etosch 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1415" meta:object-count="0"/>
  </office:meta>
</office:document-meta>
</file>